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style:text-underline-style="solid" style:text-underline-width="auto" style:text-underline-color="font-color" fo:font-weight="bold" officeooo:rsid="000f21d2" officeooo:paragraph-rsid="000f21d2" style:font-size-asian="15.75pt" style:font-weight-asian="bold" style:font-size-complex="18pt" style:font-weight-complex="bold"/>
    </style:style>
    <style:style style:name="P2" style:family="paragraph" style:parent-style-name="Standard">
      <style:text-properties officeooo:rsid="000f21d2" officeooo:paragraph-rsid="000f21d2"/>
    </style:style>
    <style:style style:name="P3" style:family="paragraph" style:parent-style-name="Standard">
      <style:text-properties officeooo:rsid="000f21d2" officeooo:paragraph-rsid="0011904f"/>
    </style:style>
    <style:style style:name="P4" style:family="paragraph" style:parent-style-name="Standard">
      <style:text-properties officeooo:rsid="000f21d2" officeooo:paragraph-rsid="0012d1a3"/>
    </style:style>
    <style:style style:name="P5" style:family="paragraph" style:parent-style-name="Standard">
      <style:text-properties officeooo:rsid="0010037c" officeooo:paragraph-rsid="0010037c"/>
    </style:style>
    <style:style style:name="P6" style:family="paragraph" style:parent-style-name="Standard">
      <style:text-properties officeooo:rsid="0011904f" officeooo:paragraph-rsid="0011904f"/>
    </style:style>
    <style:style style:name="P7" style:family="paragraph" style:parent-style-name="Standard">
      <style:text-properties officeooo:rsid="0011904f" officeooo:paragraph-rsid="0012d1a3"/>
    </style:style>
    <style:style style:name="P8" style:family="paragraph" style:parent-style-name="Standard">
      <style:text-properties officeooo:rsid="00159ec9" officeooo:paragraph-rsid="00159ec9"/>
    </style:style>
    <style:style style:name="P9" style:family="paragraph" style:parent-style-name="Standard">
      <style:text-properties officeooo:rsid="00161a80" officeooo:paragraph-rsid="00161a80"/>
    </style:style>
    <style:style style:name="P10" style:family="paragraph" style:parent-style-name="Standard">
      <style:text-properties officeooo:rsid="000f21d2" officeooo:paragraph-rsid="000f21d2"/>
    </style:style>
    <style:style style:name="T1" style:family="text">
      <style:text-properties officeooo:rsid="0011904f"/>
    </style:style>
    <style:style style:name="T2" style:family="text">
      <style:text-properties officeooo:rsid="0012d1a3"/>
    </style:style>
    <style:style style:name="T3" style:family="text">
      <style:text-properties officeooo:rsid="001488ef"/>
    </style:style>
    <style:style style:name="T4" style:family="text">
      <style:text-properties officeooo:rsid="0015bbeb"/>
    </style:style>
    <style:style style:name="T5" style:family="text">
      <style:text-properties officeooo:rsid="00161a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2.06 : Travail d’équipe </text:p>
      <text:p text:style-name="Standard"/>
      <text:p text:style-name="P2">Sae 1.04 :</text:p>
      <text:p text:style-name="P2"/>
      <text:p text:style-name="P2"><text:tab/>A / Analyse de l’organisation du projet :</text:p>
      <text:p text:style-name="P2"/>
      <text:p text:style-name="P2">→ Comment avons nous partagé les tâches ? :</text:p>
      <text:p text:style-name="P2"><text:tab/>- On ne sait jamais explicitement partagé les taches, toutefois, naturellement, fonction des points fort de chacun, chaque personnes a fait la partie qui lui était favorable.</text:p>
      <text:p text:style-name="P2"/>
      <text:p text:style-name="P2">Nathan : </text:p>
      <text:p text:style-name="P8">vérification et conseil pour le mcd et mld + aide requete sql + modele relationnel <text:span text:style-name="T4">+ question individuel eco</text:span></text:p>
      <text:p text:style-name="P2"/>
      <text:p text:style-name="P2">Noémie :</text:p>
      <text:p text:style-name="P8">mcd et mld</text:p>
      <text:p text:style-name="P8">remplissage des tables sql <text:span text:style-name="T4">+ question individuel eco + correction orthographe</text:span></text:p>
      <text:p text:style-name="P2"/>
      <text:p text:style-name="P2">Rémi : </text:p>
      <text:p text:style-name="P8">mcd et mld</text:p>
      <text:p text:style-name="P8">Création des tables sql + requetes sql <text:span text:style-name="T4">+ question individuel eco</text:span></text:p>
      <text:p text:style-name="P2"/>
      <text:p text:style-name="P2">Thomas :</text:p>
      <text:p text:style-name="P8">toute la partie eco </text:p>
      <text:p text:style-name="P2"/>
      <text:p text:style-name="P2"/>
      <text:p text:style-name="P5">→ Comment s’est organisé la communication ? ;</text:p>
      <text:p text:style-name="P5"><text:tab/>- On se mettait d’accord sur la liaison entre la partie économique et SQL de l’entreprise. Pour le transfert d’information, on utilisait la plateforme LaForge. Lorsque quelqu’un envoyé ou mettait a jour le <text:span text:style-name="T1">projet</text:span>, on s’envoyait un snap pour que tout le monde soit à jour. En général, la communication était fluide</text:p>
      <text:p text:style-name="P9"/>
      <text:p text:style-name="P6"/>
      <text:p text:style-name="P6">→ Comment avons nous communiqué avec le maître d’oeuvre ou investigateur de projet ? :</text:p>
      <text:p text:style-name="P6"><text:tab/>- Lorsque nous avions des questions, on essayait au maximum <text:s/>d’aller voir le professeur référent de matière dans son bureau ou en cours, et si il était pas disponible, on lui envoy<text:span text:style-name="T5">ait</text:span> un mail.</text:p>
      <text:p text:style-name="P6"/>
      <text:p text:style-name="P6"/>
      <text:p text:style-name="P6">→ Comment réfléchissons nous ? :</text:p>
      <text:p text:style-name="P6"><text:tab/>- <text:span text:style-name="T2">Nous étions pour une grande partit, en réflexion collective, notamment pour la partit SQL sur le MCD et MLD, puisque, c’était la base de notre structure d’entreprise. Puis une fois faits, le codage de la base de donnée et la partie économique a était fait nous avons fait 2 groupes de 2 pour terminé les 2 parties.</text:span></text:p>
      <text:p text:style-name="P4"/>
      <text:p text:style-name="P4">Nathan : </text:p>
      <text:p text:style-name="P4"/>
      <text:p text:style-name="P4"/>
      <text:p text:style-name="P4">Noémie :</text:p>
      <text:p text:style-name="P4"/>
      <text:p text:style-name="P4"/>
      <text:p text:style-name="P4">Rémi : </text:p>
      <text:p text:style-name="P4"/>
      <text:p text:style-name="P4"><text:soft-page-break/></text:p>
      <text:p text:style-name="P4">Thomas :</text:p>
      <text:p text:style-name="P4"/>
      <text:p text:style-name="P7"/>
      <text:p text:style-name="P7"/>
      <text:p text:style-name="P7">→<text:span text:style-name="T2"> Comment prenions nous les décisions ? :</text:span></text:p>
      <text:p text:style-name="P7"><text:tab/>- <text:span text:style-name="T2">On prenait toute les décisions en accord avec les autres.</text:span></text:p>
      <text:p text:style-name="P7"/>
      <text:p text:style-name="P7">→<text:span text:style-name="T3"> Av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8T10:48:00.793718936</meta:creation-date>
    <dc:date>2022-02-08T13:47:52.586741846</dc:date>
    <meta:editing-duration>PT20M49S</meta:editing-duration>
    <meta:editing-cycles>5</meta:editing-cycles>
    <meta:generator>LibreOffice/6.1.5.2$Linux_X86_64 LibreOffice_project/10$Build-2</meta:generator>
    <meta:document-statistic meta:table-count="0" meta:image-count="0" meta:object-count="0" meta:page-count="2" meta:paragraph-count="28" meta:word-count="313" meta:character-count="1746" meta:non-whitespace-character-count="1448"/>
  </office:meta>
</office:document-meta>
</file>